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3139in" style:rel-column-width="12434*"/>
    </style:style>
    <style:style style:name="Table1.B" style:family="table-column">
      <style:table-column-properties style:column-width="2.1486in" style:rel-column-width="20333*"/>
    </style:style>
    <style:style style:name="Table1.C" style:family="table-column">
      <style:table-column-properties style:column-width="1.7313in" style:rel-column-width="16383*"/>
    </style:style>
    <style:style style:name="Table1.D" style:family="table-column">
      <style:table-column-properties style:column-width="1.7313in" style:rel-column-width="16385*"/>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1.3139in" style:rel-column-width="12434*"/>
    </style:style>
    <style:style style:name="Table2.B" style:family="table-column">
      <style:table-column-properties style:column-width="5.6111in" style:rel-column-width="53101*"/>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0.775in" style:rel-column-width="1116*"/>
    </style:style>
    <style:style style:name="Table3.B" style:family="table-column">
      <style:table-column-properties style:column-width="2.05in" style:rel-column-width="2952*"/>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21916" officeooo:paragraph-rsid="00121916"/>
    </style:style>
    <style:style style:name="P2" style:family="paragraph" style:parent-style-name="Standard">
      <style:text-properties officeooo:rsid="0014d941" officeooo:paragraph-rsid="0014d941"/>
    </style:style>
    <style:style style:name="P3" style:family="paragraph" style:parent-style-name="Standard">
      <style:text-properties fo:font-weight="bold" officeooo:rsid="0014d941" officeooo:paragraph-rsid="0014d941" style:font-weight-asian="bold" style:font-weight-complex="bold"/>
    </style:style>
    <style:style style:name="P4" style:family="paragraph" style:parent-style-name="Table_20_Contents">
      <style:text-properties officeooo:rsid="00121916" officeooo:paragraph-rsid="00121916"/>
    </style:style>
    <style:style style:name="P5" style:family="paragraph" style:parent-style-name="Table_20_Contents">
      <style:text-properties officeooo:rsid="00132d53" officeooo:paragraph-rsid="00132d53"/>
    </style:style>
    <style:style style:name="P6" style:family="paragraph" style:parent-style-name="Footnote">
      <style:text-properties officeooo:rsid="0014d941" officeooo:paragraph-rsid="0014d941"/>
    </style:style>
    <style:style style:name="P7" style:family="paragraph" style:parent-style-name="Standard">
      <style:text-properties fo:font-weight="normal" officeooo:rsid="0014d941" officeooo:paragraph-rsid="0014d941" style:font-weight-asian="normal" style:font-weight-complex="normal"/>
    </style:style>
    <style:style style:name="P8" style:family="paragraph" style:parent-style-name="Standard">
      <style:text-properties fo:font-weight="normal" officeooo:rsid="0015413d" officeooo:paragraph-rsid="0015413d" style:font-weight-asian="normal" style:font-weight-complex="normal"/>
    </style:style>
    <style:style style:name="P9" style:family="paragraph" style:parent-style-name="Standard">
      <style:text-properties fo:font-weight="normal" officeooo:rsid="0015413d" officeooo:paragraph-rsid="003263e1" style:font-weight-asian="normal" style:font-weight-complex="normal"/>
    </style:style>
    <style:style style:name="P10" style:family="paragraph" style:parent-style-name="Standard">
      <style:text-properties fo:font-weight="normal" officeooo:rsid="0015413d" officeooo:paragraph-rsid="003341e3" style:font-weight-asian="normal" style:font-weight-complex="normal"/>
    </style:style>
    <style:style style:name="P11" style:family="paragraph" style:parent-style-name="Standard">
      <style:text-properties fo:font-weight="normal" officeooo:rsid="001f1766" officeooo:paragraph-rsid="003b54bb" style:font-weight-asian="normal" style:font-weight-complex="normal"/>
    </style:style>
    <style:style style:name="P12" style:family="paragraph" style:parent-style-name="Standard">
      <style:text-properties fo:font-weight="normal" officeooo:rsid="0019d2e4" officeooo:paragraph-rsid="0015413d" style:font-weight-asian="normal" style:font-weight-complex="normal"/>
    </style:style>
    <style:style style:name="P13" style:family="paragraph" style:parent-style-name="Standard">
      <style:text-properties fo:font-weight="normal" officeooo:rsid="0019d2e4" officeooo:paragraph-rsid="0019d2e4" style:font-weight-asian="normal" style:font-weight-complex="normal"/>
    </style:style>
    <style:style style:name="P14" style:family="paragraph" style:parent-style-name="Standard">
      <style:text-properties fo:font-weight="normal" officeooo:rsid="00231723" officeooo:paragraph-rsid="00213d3b" style:font-weight-asian="normal" style:font-weight-complex="normal"/>
    </style:style>
    <style:style style:name="P15" style:family="paragraph" style:parent-style-name="Standard">
      <style:text-properties fo:font-weight="normal" officeooo:rsid="003341e3" officeooo:paragraph-rsid="0036baf7" style:font-weight-asian="normal" style:font-weight-complex="normal"/>
    </style:style>
    <style:style style:name="P16" style:family="paragraph" style:parent-style-name="Standard">
      <style:text-properties fo:font-weight="normal" officeooo:rsid="0037877a" officeooo:paragraph-rsid="0037877a" style:font-weight-asian="normal" style:font-weight-complex="normal"/>
    </style:style>
    <style:style style:name="P17" style:family="paragraph" style:parent-style-name="Standard">
      <style:text-properties fo:font-weight="normal" officeooo:rsid="00399736" officeooo:paragraph-rsid="00399736" style:font-weight-asian="normal" style:font-weight-complex="normal"/>
    </style:style>
    <style:style style:name="P18" style:family="paragraph" style:parent-style-name="Standard" style:list-style-name="L6">
      <style:text-properties fo:font-weight="normal" officeooo:rsid="00399736" officeooo:paragraph-rsid="00399736" style:font-weight-asian="normal" style:font-weight-complex="normal"/>
    </style:style>
    <style:style style:name="P19" style:family="paragraph" style:parent-style-name="Standard">
      <style:text-properties fo:font-weight="normal" officeooo:rsid="003b54bb" officeooo:paragraph-rsid="003b54bb" style:font-weight-asian="normal" style:font-weight-complex="normal"/>
    </style:style>
    <style:style style:name="P20" style:family="paragraph" style:parent-style-name="Standard">
      <style:text-properties fo:font-weight="normal" officeooo:rsid="0040c413" officeooo:paragraph-rsid="00433cae" style:font-weight-asian="normal" style:font-weight-complex="normal"/>
    </style:style>
    <style:style style:name="P21" style:family="paragraph" style:parent-style-name="Standard">
      <style:paragraph-properties fo:text-align="center" style:justify-single-word="false"/>
      <style:text-properties fo:font-size="16pt" fo:font-weight="bold" officeooo:rsid="00121916" officeooo:paragraph-rsid="002e789d" style:font-size-asian="16pt" style:font-weight-asian="bold" style:font-size-complex="16pt" style:font-weight-complex="bold"/>
    </style:style>
    <style:style style:name="P22" style:family="paragraph" style:parent-style-name="Standard">
      <style:text-properties officeooo:rsid="0014d941" officeooo:paragraph-rsid="0014d941"/>
    </style:style>
    <style:style style:name="P23" style:family="paragraph" style:parent-style-name="Standard">
      <style:text-properties officeooo:rsid="002e789d" officeooo:paragraph-rsid="002e789d"/>
    </style:style>
    <style:style style:name="P24" style:family="paragraph" style:parent-style-name="Standard" style:list-style-name="L1">
      <style:text-properties officeooo:rsid="002e789d" officeooo:paragraph-rsid="002e789d"/>
    </style:style>
    <style:style style:name="P25" style:family="paragraph" style:parent-style-name="Standard">
      <style:text-properties officeooo:rsid="0015413d" officeooo:paragraph-rsid="0015413d"/>
    </style:style>
    <style:style style:name="P26" style:family="paragraph" style:parent-style-name="Standard">
      <style:text-properties officeooo:rsid="003263e1" officeooo:paragraph-rsid="003263e1"/>
    </style:style>
    <style:style style:name="P27" style:family="paragraph" style:parent-style-name="Standard">
      <style:text-properties officeooo:paragraph-rsid="0015413d"/>
    </style:style>
    <style:style style:name="P28" style:family="paragraph" style:parent-style-name="Standard">
      <style:text-properties officeooo:paragraph-rsid="003341e3"/>
    </style:style>
    <style:style style:name="P29" style:family="paragraph" style:parent-style-name="Standard" style:list-style-name="L5">
      <style:text-properties officeooo:rsid="0037877a" officeooo:paragraph-rsid="0037877a"/>
    </style:style>
    <style:style style:name="P30" style:family="paragraph" style:parent-style-name="Standard" style:list-style-name="L4">
      <style:text-properties officeooo:paragraph-rsid="0037877a"/>
    </style:style>
    <style:style style:name="P31" style:family="paragraph" style:parent-style-name="Standard">
      <style:text-properties fo:font-style="italic" officeooo:rsid="0037877a" officeooo:paragraph-rsid="0037877a" style:font-style-asian="italic" style:font-style-complex="italic"/>
    </style:style>
    <style:style style:name="P32" style:family="paragraph" style:parent-style-name="Standard">
      <style:text-properties officeooo:rsid="0038e19b" officeooo:paragraph-rsid="0038e19b"/>
    </style:style>
    <style:style style:name="P33" style:family="paragraph" style:parent-style-name="Standard">
      <style:text-properties fo:font-weight="bold" officeooo:rsid="0015413d" officeooo:paragraph-rsid="0015413d" style:font-weight-asian="bold" style:font-weight-complex="bold"/>
    </style:style>
    <style:style style:name="P34" style:family="paragraph" style:parent-style-name="Standard">
      <style:text-properties fo:font-weight="bold" officeooo:rsid="0019d2e4" officeooo:paragraph-rsid="0019d2e4" style:font-weight-asian="bold" style:font-weight-complex="bold"/>
    </style:style>
    <style:style style:name="P35" style:family="paragraph" style:parent-style-name="Standard">
      <style:text-properties fo:font-weight="bold" officeooo:rsid="00399736" officeooo:paragraph-rsid="00399736" style:font-weight-asian="bold" style:font-weight-complex="bold"/>
    </style:style>
    <style:style style:name="P36" style:family="paragraph" style:parent-style-name="Table_20_Contents">
      <style:text-properties officeooo:rsid="00121916" officeooo:paragraph-rsid="003341e3"/>
    </style:style>
    <style:style style:name="P37" style:family="paragraph" style:parent-style-name="Table_20_Contents">
      <style:text-properties officeooo:rsid="003341e3" officeooo:paragraph-rsid="003341e3"/>
    </style:style>
    <style:style style:name="P38" style:family="paragraph" style:parent-style-name="Table_20_Contents">
      <style:text-properties officeooo:rsid="003c1a98" officeooo:paragraph-rsid="003c1a98"/>
    </style:style>
    <style:style style:name="T1" style:family="text">
      <style:text-properties officeooo:rsid="0014d941"/>
    </style:style>
    <style:style style:name="T2" style:family="text">
      <style:text-properties officeooo:rsid="0015413d"/>
    </style:style>
    <style:style style:name="T3" style:family="text">
      <style:text-properties fo:font-weight="normal" style:font-weight-asian="normal" style:font-weight-complex="normal"/>
    </style:style>
    <style:style style:name="T4" style:family="text">
      <style:text-properties fo:font-weight="normal" officeooo:rsid="0015413d" style:font-weight-asian="normal" style:font-weight-complex="normal"/>
    </style:style>
    <style:style style:name="T5" style:family="text">
      <style:text-properties fo:font-weight="normal" officeooo:rsid="0019d2e4" style:font-weight-asian="normal" style:font-weight-complex="normal"/>
    </style:style>
    <style:style style:name="T6" style:family="text">
      <style:text-properties fo:font-weight="normal" officeooo:rsid="003263e1" style:font-weight-asian="normal" style:font-weight-complex="normal"/>
    </style:style>
    <style:style style:name="T7" style:family="text">
      <style:text-properties fo:font-weight="normal" officeooo:rsid="003341e3" style:font-weight-asian="normal" style:font-weight-complex="normal"/>
    </style:style>
    <style:style style:name="T8" style:family="text">
      <style:text-properties fo:font-weight="normal" officeooo:rsid="0037877a" style:font-weight-asian="normal" style:font-weight-complex="normal"/>
    </style:style>
    <style:style style:name="T9" style:family="text">
      <style:text-properties fo:font-weight="normal" officeooo:rsid="0036baf7" style:font-weight-asian="normal" style:font-weight-complex="normal"/>
    </style:style>
    <style:style style:name="T10" style:family="text">
      <style:text-properties officeooo:rsid="00170528"/>
    </style:style>
    <style:style style:name="T11" style:family="text">
      <style:text-properties officeooo:rsid="002e789d"/>
    </style:style>
    <style:style style:name="T12" style:family="text">
      <style:text-properties officeooo:rsid="00306f9a"/>
    </style:style>
    <style:style style:name="T13" style:family="text">
      <style:text-properties fo:font-weight="bold" officeooo:rsid="0015413d" style:font-weight-asian="bold" style:font-weight-complex="bold"/>
    </style:style>
    <style:style style:name="T14" style:family="text">
      <style:text-properties fo:font-weight="bold" officeooo:rsid="003263e1" style:font-weight-asian="bold" style:font-weight-complex="bold"/>
    </style:style>
    <style:style style:name="T15" style:family="text">
      <style:text-properties officeooo:rsid="003341e3"/>
    </style:style>
    <style:style style:name="T16" style:family="text">
      <style:text-properties officeooo:rsid="0036baf7"/>
    </style:style>
    <style:style style:name="T17" style:family="text">
      <style:text-properties fo:font-style="italic" style:font-style-asian="italic" style:font-style-complex="italic"/>
    </style:style>
    <style:style style:name="T18" style:family="text">
      <style:text-properties fo:font-style="italic" fo:font-weight="normal" style:font-style-asian="italic" style:font-weight-asian="normal" style:font-style-complex="italic" style:font-weight-complex="normal"/>
    </style:style>
    <style:style style:name="T19" style:family="text">
      <style:text-properties fo:font-style="italic" fo:font-weight="normal" officeooo:rsid="0037877a" style:font-style-asian="italic" style:font-weight-asian="normal" style:font-style-complex="italic" style:font-weight-complex="normal"/>
    </style:style>
    <style:style style:name="T20" style:family="text">
      <style:text-properties fo:font-style="normal" fo:font-weight="normal" officeooo:rsid="0037877a" style:font-style-asian="normal" style:font-weight-asian="normal" style:font-style-complex="normal" style:font-weight-complex="normal"/>
    </style:style>
    <style:style style:name="T21" style:family="text">
      <style:text-properties fo:font-style="normal" fo:font-weight="normal" officeooo:rsid="003341e3" style:font-style-asian="normal" style:font-weight-asian="normal" style:font-style-complex="normal" style:font-weight-complex="normal"/>
    </style:style>
    <style:style style:name="T22" style:family="text">
      <style:text-properties officeooo:rsid="0038e19b"/>
    </style:style>
    <style:style style:name="T23" style:family="text">
      <style:text-properties officeooo:rsid="0019d2e4"/>
    </style:style>
    <style:style style:name="T24" style:family="text">
      <style:text-properties officeooo:rsid="00399736"/>
    </style:style>
    <style:style style:name="T25" style:family="text">
      <style:text-properties officeooo:rsid="00213d3b"/>
    </style:style>
    <style:style style:name="T26" style:family="text">
      <style:text-properties officeooo:rsid="003c1a98"/>
    </style:style>
    <style:style style:name="T27" style:family="text">
      <style:text-properties style:text-position="super 58%"/>
    </style:style>
    <style:style style:name="T28" style:family="text">
      <style:text-properties officeooo:rsid="003ed19d"/>
    </style:style>
    <style:style style:name="T29" style:family="text">
      <style:text-properties officeooo:rsid="00404e18"/>
    </style:style>
    <style:style style:name="T30" style:family="text">
      <style:text-properties officeooo:rsid="0040f33a"/>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text:span text:style-name="T1">Course Credit </text:span>Requirements for </text:p>
      <text:p text:style-name="P21">Research <text:span text:style-name="T1">in the Tree Group</text:span></text:p>
      <text:p text:style-name="P1"/>
      <text:p text:style-name="P2">The following are the requirements for getting course credit <text:span text:style-name="T11">in Ch En 498R for doing research in the</text:span> Tree group. It is <text:span text:style-name="T11">your responsibility</text:span> <text:span text:style-name="T11">to</text:span> make sure you complete the <text:span text:style-name="T11">requirements</text:span>. A failure to complete the<text:span text:style-name="T11">m</text:span> will result in a failing grade. I would hate to have to do that! <text:span text:style-name="T11">My expectation is that everything will go fine and you will get an A.</text:span></text:p>
      <text:p text:style-name="P2"/>
      <text:p text:style-name="P23">There are four requirements for getting credit:</text:p>
      <text:list xml:id="list7937485208757185821" text:style-name="L1">
        <text:list-item>
          <text:p text:style-name="P24">Work the required number of hours and track them</text:p>
        </text:list-item>
        <text:list-item>
          <text:p text:style-name="P24">Perform your assigned research tasks</text:p>
        </text:list-item>
        <text:list-item>
          <text:p text:style-name="P24">Attend your meetings and make a presentation at <text:span text:style-name="T15">a </text:span>group meeting</text:p>
        </text:list-item>
        <text:list-item>
          <text:p text:style-name="P24">Write a final report</text:p>
        </text:list-item>
      </text:list>
      <text:p text:style-name="P23"/>
      <text:p text:style-name="P23">Details about these requirements are given below. <text:span text:style-name="T12">I also provide details about what is required for an “A”, “B”, “C”, and an “E”. I will not give you a “D”. My hope and expectation is that you get an “A”. The description for “B”, “C” and “E” are given so that I have a concrete justification for a different grade if for some reason you stop doing the work. If you have a problem and need to stop doing research, I would prefer that you drop the class, rather than give you a poor grade. So, please let me know right away if this happens to you.</text:span></text:p>
      <text:p text:style-name="P2"/>
      <text:p text:style-name="P3"><text:span text:style-name="T2">1. Work the required number of hours and track them</text:span></text:p>
      <text:p text:style-name="P3"/>
      <text:p text:style-name="P2"><text:span text:style-name="T3">The following </text:span><text:span text:style-name="T4">table gives the required </text:span><text:span text:style-name="T3">hours </text:span><text:span text:style-name="T6">depending on how many credits you decide to take.</text:span></text:p>
      <text:p text:style-name="P7"/>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4">Credit<text:span text:style-name="T1">s</text:span></text:p>
          </table:table-cell>
          <table:table-cell table:style-name="Table1.A1" office:value-type="string">
            <text:p text:style-name="P4">Total Hours <text:span text:style-name="T1">per Semester</text:span></text:p>
          </table:table-cell>
          <table:table-cell table:style-name="Table1.A1" office:value-type="string">
            <text:p text:style-name="P4">Hours per week F/W<text:note text:id="ftn1" text:note-class="footnote"><text:note-citation>1</text:note-citation><text:note-body><text:p text:style-name="P6">Nominal load per credit hour in Fall and Winter is 2 hours outside of class + 1 hour in class = 3 total hours. <text:span text:style-name="T10">There are approximately 14 weeks in the Fall and Winter semesters.</text:span></text:p></text:note-body></text:note></text:p>
          </table:table-cell>
          <table:table-cell table:style-name="Table1.D1" office:value-type="string">
            <text:p text:style-name="P4">Hours per week Sp/Su<text:note text:id="ftn2" text:note-class="footnote"><text:note-citation>2</text:note-citation><text:note-body><text:p text:style-name="P6">Nominal load per credit hour in Spring and Summer is 4 hours outside of class + 2 hours in class = 6 total hours. <text:span text:style-name="T10">There are approximately 7 weeks in the Spring and Summer terms.</text:span></text:p></text:note-body></text:note></text:p>
          </table:table-cell>
        </table:table-row>
        <table:table-row>
          <table:table-cell table:style-name="Table1.A2" office:value-type="string">
            <text:p text:style-name="P4">1</text:p>
          </table:table-cell>
          <table:table-cell table:style-name="Table1.A2" office:value-type="string">
            <text:p text:style-name="P5">42</text:p>
          </table:table-cell>
          <table:table-cell table:style-name="Table1.A2" office:value-type="string">
            <text:p text:style-name="P5">3</text:p>
          </table:table-cell>
          <table:table-cell table:style-name="Table1.D2" office:value-type="string">
            <text:p text:style-name="P5">6</text:p>
          </table:table-cell>
        </table:table-row>
        <table:table-row>
          <table:table-cell table:style-name="Table1.A2" office:value-type="string">
            <text:p text:style-name="P4">2</text:p>
          </table:table-cell>
          <table:table-cell table:style-name="Table1.A2" office:value-type="string">
            <text:p text:style-name="P5">84</text:p>
          </table:table-cell>
          <table:table-cell table:style-name="Table1.A2" office:value-type="string">
            <text:p text:style-name="P5">6</text:p>
          </table:table-cell>
          <table:table-cell table:style-name="Table1.D2" office:value-type="string">
            <text:p text:style-name="P5">12</text:p>
          </table:table-cell>
        </table:table-row>
        <table:table-row>
          <table:table-cell table:style-name="Table1.A2" office:value-type="string">
            <text:p text:style-name="P4">3</text:p>
          </table:table-cell>
          <table:table-cell table:style-name="Table1.A2" office:value-type="string">
            <text:p text:style-name="P5">126</text:p>
          </table:table-cell>
          <table:table-cell table:style-name="Table1.A2" office:value-type="string">
            <text:p text:style-name="P5">9</text:p>
          </table:table-cell>
          <table:table-cell table:style-name="Table1.D2" office:value-type="string">
            <text:p text:style-name="P5">18</text:p>
          </table:table-cell>
        </table:table-row>
      </table:table>
      <text:p text:style-name="P1"/>
      <text:p text:style-name="P26">You must document your total hours on a daily/weekly basis. Do not wait until the end of the semester to record your total hours. I have provided a time sheet to make this easy. Please use this time sheet (or an equivalent one of your own making) to document your hours. To help you keep on top of this, I require that you send me your time sheet before your team meeting every two weeks.</text:p>
      <text:p text:style-name="P26"/>
      <text:p text:style-name="P31">FAQ</text:p>
      <text:p text:style-name="P31"/>
      <text:list xml:id="list5582150754967984982" text:style-name="L5">
        <text:list-item>
          <text:p text:style-name="P29"><text:span text:style-name="T17">What counts as hours?</text:span> All time that you spend in meetings, assigned reading, preparing for meetings or performing research tasks</text:p>
        </text:list-item>
      </text:list>
      <text:p text:style-name="P9"/>
      <text:p text:style-name="P27"><text:soft-page-break/><text:span text:style-name="T13">2. </text:span><text:span text:style-name="T14">Perform your assigned r</text:span><text:span text:style-name="T13">esearch </text:span><text:span text:style-name="T14">t</text:span><text:span text:style-name="T13">asks</text:span></text:p>
      <text:p text:style-name="P27"><text:span text:style-name="T13"/></text:p>
      <text:p text:style-name="P28"><text:span text:style-name="T7">The next table describes the number of research tasks you will be required to complete, based on how many credits you register for.</text:span></text:p>
      <text:p text:style-name="P28"><text:span text:style-name="T13"/></text:p>
      <table:table table:name="Table2" table:style-name="Table2">
        <table:table-column table:style-name="Table2.A"/>
        <table:table-column table:style-name="Table2.B"/>
        <table:table-row>
          <table:table-cell table:style-name="Table2.A1" office:value-type="string">
            <text:p text:style-name="P36">Credit<text:span text:style-name="T1">s</text:span></text:p>
          </table:table-cell>
          <table:table-cell table:style-name="Table2.B1" office:value-type="string">
            <text:p text:style-name="P37">Number of research tasks</text:p>
          </table:table-cell>
        </table:table-row>
        <table:table-row>
          <table:table-cell table:style-name="Table2.A2" office:value-type="string">
            <text:p text:style-name="P36">1</text:p>
          </table:table-cell>
          <table:table-cell table:style-name="Table2.B2" office:value-type="string">
            <text:p text:style-name="P37">1 or training</text:p>
          </table:table-cell>
        </table:table-row>
        <table:table-row>
          <table:table-cell table:style-name="Table2.A2" office:value-type="string">
            <text:p text:style-name="P36">2</text:p>
          </table:table-cell>
          <table:table-cell table:style-name="Table2.B2" office:value-type="string">
            <text:p text:style-name="P37">2 or 1 + training</text:p>
          </table:table-cell>
        </table:table-row>
        <table:table-row>
          <table:table-cell table:style-name="Table2.A2" office:value-type="string">
            <text:p text:style-name="P36">3</text:p>
          </table:table-cell>
          <table:table-cell table:style-name="Table2.B2" office:value-type="string">
            <text:p text:style-name="P37">3 or 2 + training</text:p>
          </table:table-cell>
        </table:table-row>
      </table:table>
      <text:p text:style-name="P10"/>
      <text:p text:style-name="P15">If you have not yet completed the training module (i.e. the research primer), that will count as <text:span text:style-name="T16">your first</text:span> research task. The remaining research tasks will be determined <text:span text:style-name="T16">on a case-by-case basis during</text:span> team meetings and individual discussions with <text:span text:style-name="T16">me. </text:span></text:p>
      <text:p text:style-name="P15"/>
      <text:p text:style-name="P16"><text:span text:style-name="T17">FAQ</text:span></text:p>
      <text:p text:style-name="P16"><text:span text:style-name="T17"/></text:p>
      <text:list xml:id="list6010674599224551065" text:style-name="L4">
        <text:list-item>
          <text:p text:style-name="P30"><text:span text:style-name="T19">How long does it take to complete a research task?</text:span><text:span text:style-name="T8"> The designation of “research task” is a bit arbitrary. However, b</text:span><text:span text:style-name="T7">ased on the required hours, </text:span><text:span text:style-name="T8">I expect</text:span><text:span text:style-name="T7"> that a research task will take you about 40 hours to complete. </text:span><text:span text:style-name="T8">So, for example, if you are doing 2 credits of research, you will expect to spend about half of the semester on task 1 (or the training) and the other half on task 2.</text:span></text:p>
        </text:list-item>
        <text:list-item>
          <text:p text:style-name="P30"><text:span text:style-name="T19">What if I don’t know what my research tasks are?</text:span><text:span text:style-name="T8"> </text:span><text:span text:style-name="T7">It is </text:span><text:span text:style-name="T9">normal</text:span><text:span text:style-name="T7"> </text:span><text:span text:style-name="T8">to no</text:span><text:span text:style-name="T7">t know what research task</text:span><text:span text:style-name="T8">s</text:span><text:span text:style-name="T7"> you will be doing at the start of the semester. By contrast, you should definitely know what tasks you did by the end of the semester. </text:span><text:span text:style-name="T8">If at any point during the semester, you don’t know what task you are currently working on please make sure you come talk to me.</text:span></text:p>
        </text:list-item>
        <text:list-item>
          <text:p text:style-name="P30"><text:span text:style-name="T19">What happens if my task results in failure?</text:span><text:span text:style-name="T20"> M</text:span><text:span text:style-name="T21">any </text:span><text:span text:style-name="T20">(most?) </text:span><text:span text:style-name="T21">research tasks result in a negative </text:span><text:span text:style-name="T20">outcome</text:span><text:span text:style-name="T21">. </text:span><text:span text:style-name="T20">This is okay! You are not required to have a “great result” to get credit for doing the task. You simply need to do the task. Because of this, r</text:span><text:span text:style-name="T7">esearch can move quickly and tasks can change, so don’t worry if this happens to you.</text:span></text:p>
        </text:list-item>
      </text:list>
      <text:p text:style-name="P8"/>
      <text:p text:style-name="P33"><text:span text:style-name="T23">3</text:span>. <text:span text:style-name="T22">Attend your meetings and make a group meeting presentation</text:span></text:p>
      <text:p text:style-name="P25"><text:span text:style-name="T5"/></text:p>
      <text:p text:style-name="P32"><text:span text:style-name="T5">T</text:span><text:span text:style-name="T3">his one is pretty self-explanatory. Attend most or all of the group and team meetings. If you cannot attend group meeting and/or team meetings for scheduling reasons, let me know at the </text:span><text:span text:style-name="T18">beginning</text:span><text:span text:style-name="T3"> of the semester so we can make special arrangements.</text:span></text:p>
      <text:p text:style-name="P32"><text:span text:style-name="T3"/></text:p>
      <text:p text:style-name="P32"><text:span text:style-name="T3">You will also be asked to make a presentation at group meeting. This can be either a training or a research presentation. Please do a good job on this presentation.</text:span></text:p>
      <text:p text:style-name="P12"/>
      <text:p text:style-name="P34">4. Final Report</text:p>
      <text:p text:style-name="P13"/>
      <text:p text:style-name="P17">Your final report will be the basis for your grade. Your report should contain the following:</text:p>
      <text:p text:style-name="P17"/>
      <text:list xml:id="list3451348900519725207" text:style-name="L6">
        <text:list-item>
          <text:p text:style-name="P18">Your name, date of the report and the semester you did the research.</text:p>
        </text:list-item>
        <text:list-item>
          <text:p text:style-name="P18"><text:soft-page-break/>An introductory paragraph, providing an overview of the requirements: <text:span text:style-name="T28">(1) </text:span>how many hours you worked, <text:span text:style-name="T28">(2) </text:span>what your research tasks were and <text:span text:style-name="T28">(3) </text:span>a brief description of your group presentation.</text:p>
        </text:list-item>
        <text:list-item>
          <text:p text:style-name="P18">One paragraph describing each of the research tasks that you did <text:span text:style-name="T29">(e.g. 2 tasks = 2 paragraphs)</text:span>.</text:p>
        </text:list-item>
        <text:list-item>
          <text:p text:style-name="P18">One paragraph describing your presentation at group meeting.</text:p>
        </text:list-item>
        <text:list-item>
          <text:p text:style-name="P18">One paragraph describing your experience and any positive or negative feedback you would like to provide.</text:p>
        </text:list-item>
        <text:list-item>
          <text:p text:style-name="P18">An appendix (.xlsx, .xls or .ods format) containing your time sheet</text:p>
        </text:list-item>
        <text:list-item>
          <text:p text:style-name="P18">An appendix (.ppt, .pptx or .pdf format) containing your group meeting presentation</text:p>
        </text:list-item>
      </text:list>
      <text:p text:style-name="P17"/>
      <text:p text:style-name="P20"><text:span text:style-name="T30">E</text:span>mail me <text:span text:style-name="T30">an electronic copy (.doc, .docx, .odt or .pdf) of </text:span>your final report before the last day of finals. <text:span text:style-name="T24"><text:s/>A failure to turn in a report by this time will result in an E. </text:span></text:p>
      <text:p text:style-name="P14"/>
      <text:p text:style-name="P35">How your grade will be determined</text:p>
      <text:p text:style-name="P19"/>
      <text:p text:style-name="P19">Grades will be determined using the following table. <text:span text:style-name="T26">All grades (except an E) are contingent upon turning in the final report.</text:span></text:p>
      <text:p text:style-name="P19"/>
      <table:table table:name="Table3" table:style-name="Table3">
        <table:table-column table:style-name="Table3.A"/>
        <table:table-column table:style-name="Table3.B" table:number-columns-repeated="3"/>
        <table:table-row>
          <table:table-cell table:style-name="Table3.A1" office:value-type="string">
            <text:p text:style-name="P38">Grade</text:p>
          </table:table-cell>
          <table:table-cell table:style-name="Table3.A1" office:value-type="string">
            <text:p text:style-name="P38">1. Hours</text:p>
          </table:table-cell>
          <table:table-cell table:style-name="Table3.A1" office:value-type="string">
            <text:p text:style-name="P38">2. Tasks</text:p>
          </table:table-cell>
          <table:table-cell table:style-name="Table3.D1" office:value-type="string">
            <text:p text:style-name="P38">3. Meetings/Presentation</text:p>
          </table:table-cell>
        </table:table-row>
        <table:table-row>
          <table:table-cell table:style-name="Table3.A2" office:value-type="string">
            <text:p text:style-name="P38">A</text:p>
          </table:table-cell>
          <table:table-cell table:style-name="Table3.A2" office:value-type="string">
            <text:p text:style-name="P38">Meets or exceeds required hours</text:p>
          </table:table-cell>
          <table:table-cell table:style-name="Table3.A2" office:value-type="string">
            <text:p text:style-name="P38">Completed all tasks</text:p>
          </table:table-cell>
          <table:table-cell table:style-name="Table3.D2" office:value-type="string">
            <text:p text:style-name="P38">Attended most or all meetings and made a presentation</text:p>
          </table:table-cell>
        </table:table-row>
        <table:table-row>
          <table:table-cell table:style-name="Table3.A2" office:value-type="string">
            <text:p text:style-name="P38">B</text:p>
          </table:table-cell>
          <table:table-cell table:style-name="Table3.A2" office:value-type="string">
            <text:p text:style-name="P38">More than 66% of required hours</text:p>
          </table:table-cell>
          <table:table-cell table:style-name="Table3.A2" office:value-type="string">
            <text:p text:style-name="P38">Completed 2/3<text:span text:style-name="T27">rd</text:span> of tasks</text:p>
          </table:table-cell>
          <table:table-cell table:style-name="Table3.D2" office:value-type="string">
            <text:p text:style-name="P38">Attended some meetings, but did not make a presentation</text:p>
          </table:table-cell>
        </table:table-row>
        <table:table-row>
          <table:table-cell table:style-name="Table3.A2" office:value-type="string">
            <text:p text:style-name="P38">C</text:p>
          </table:table-cell>
          <table:table-cell table:style-name="Table3.A2" office:value-type="string">
            <text:p text:style-name="P38">More than 33% of required hours</text:p>
          </table:table-cell>
          <table:table-cell table:style-name="Table3.A2" office:value-type="string">
            <text:p text:style-name="P38">Completed 1/3<text:span text:style-name="T27">rd</text:span> of tasks</text:p>
          </table:table-cell>
          <table:table-cell table:style-name="Table3.D2" office:value-type="string">
            <text:p text:style-name="P38">Sparse attendance at meetings and no presentation</text:p>
          </table:table-cell>
        </table:table-row>
        <table:table-row>
          <table:table-cell table:style-name="Table3.A2" office:value-type="string">
            <text:p text:style-name="P38">E</text:p>
          </table:table-cell>
          <table:table-cell table:style-name="Table3.A2" office:value-type="string">
            <text:p text:style-name="P38">Less than 33% of required hours</text:p>
          </table:table-cell>
          <table:table-cell table:style-name="Table3.A2" office:value-type="string">
            <text:p text:style-name="P38">Little or no progress</text:p>
          </table:table-cell>
          <table:table-cell table:style-name="Table3.D2" office:value-type="string">
            <text:p text:style-name="P38">Little or no attendance</text:p>
          </table:table-cell>
        </table:table-row>
      </table:table>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1T17:31:57.032130950</meta:creation-date>
    <dc:date>2018-05-01T23:10:57.344860032</dc:date>
    <meta:editing-duration>PT1H37M2S</meta:editing-duration>
    <meta:editing-cycles>36</meta:editing-cycles>
    <meta:generator>LibreOffice/5.1.6.2$Linux_X86_64 LibreOffice_project/10m0$Build-2</meta:generator>
    <meta:document-statistic meta:table-count="3" meta:image-count="0" meta:object-count="0" meta:page-count="3" meta:paragraph-count="82" meta:word-count="1092" meta:character-count="5885" meta:non-whitespace-character-count="4886"/>
  </office:meta>
</office:document-meta>
</file>